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5c03" officeooo:paragraph-rsid="00125c03"/>
    </style:style>
    <style:style style:name="P2" style:family="paragraph" style:parent-style-name="Standard">
      <style:text-properties officeooo:rsid="00390caa" officeooo:paragraph-rsid="00390caa"/>
    </style:style>
    <style:style style:name="P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25c03" officeooo:paragraph-rsid="00125c03"/>
    </style:style>
    <style:style style:name="P4" style:family="paragraph" style:parent-style-name="Standard">
      <style:text-properties officeooo:rsid="00125c03" officeooo:paragraph-rsid="00125c03"/>
    </style:style>
    <style:style style:name="P5" style:family="paragraph" style:parent-style-name="Standard">
      <style:text-properties officeooo:rsid="00078a1b" officeooo:paragraph-rsid="00078a1b"/>
    </style:style>
    <style:style style:name="P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78a1b" officeooo:paragraph-rsid="00078a1b"/>
    </style:style>
    <style:style style:name="T1" style:family="text">
      <style:text-properties officeooo:rsid="000d6d0e"/>
    </style:style>
    <style:style style:name="T2" style:family="text">
      <style:text-properties officeooo:rsid="0006dc18"/>
    </style:style>
    <style:style style:name="T3" style:family="text">
      <style:text-properties officeooo:rsid="000715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: S SAMEEM</text:p>
      <text:p text:style-name="P2">ROLL NO: 57</text:p>
      <text:p text:style-name="P2">CLASS: S5R</text:p>
      <text:p text:style-name="P2">EXPERIMENT NO: <text:span text:style-name="T2">7</text:span></text:p>
      <text:p text:style-name="P2">DATE: <text:span text:style-name="T3">05</text:span>/<text:span text:style-name="T3">01</text:span>/202<text:span text:style-name="T3">2</text:span></text:p>
      <text:p text:style-name="P2"/>
      <text:p text:style-name="P3">CREATION OF <text:span text:style-name="T2">STUDENT</text:span> TABLE</text:p>
      <text:p text:style-name="P1"/>
      <text:p text:style-name="P1">create table student1(name varchar(20) not null,rollno number(3) primary key,marks number(3) not null);</text:p>
      <text:p text:style-name="P1"/>
      <text:p text:style-name="P6">PL/SQL CODE</text:p>
      <text:p text:style-name="P5"/>
      <text:p text:style-name="P5">set serveroutput on</text:p>
      <text:p text:style-name="P5">DECLARE</text:p>
      <text:p text:style-name="P5">avgmrk number(3);</text:p>
      <text:p text:style-name="P5">msg varchar2(20):='Need improvement';</text:p>
      <text:p text:style-name="P5">today varchar2(20);</text:p>
      <text:p text:style-name="P5">weekday varchar2(20);</text:p>
      <text:p text:style-name="P5">BEGIN</text:p>
      <text:p text:style-name="P5"><text:tab/>select avg(marks) into avgmrk from student1;</text:p>
      <text:p text:style-name="P5"><text:tab/>dbms_output.put_line('Average marks of students in the class = '||avgmrk);</text:p>
      <text:p text:style-name="P5"><text:tab/>IF (avgmrk&lt;40) THEN</text:p>
      <text:p text:style-name="P5"><text:tab/><text:tab/>dbms_output.put_line(msg);</text:p>
      <text:p text:style-name="P5"><text:tab/>END IF;</text:p>
      <text:p text:style-name="P5"><text:tab/>select to_char(current_date,'dd-mon-yyyy') into today from dual;</text:p>
      <text:p text:style-name="P5"><text:tab/>select to_char(current_date,'DAY') into weekday from dual;</text:p>
      <text:p text:style-name="P5"><text:tab/>dbms_output.put_line('Today''s date: '||today);</text:p>
      <text:p text:style-name="P5"><text:tab/>dbms_output.put_line('Day of week: '||weekday);</text:p>
      <text:p text:style-name="P5">END;</text:p>
      <text:p text:style-name="P5">/</text:p>
      <text:p text:style-name="P5"/>
      <text:p text:style-name="P6">OUTPUT</text:p>
      <text:p text:style-name="P5"/>
      <text:p text:style-name="P5">SQL&gt; select * from student1;</text:p>
      <text:p text:style-name="P5"/>
      <text:p text:style-name="P5">NAME<text:tab/><text:tab/><text:tab/>ROLLNO <text:s text:c="5"/>MARKS</text:p>
      <text:p text:style-name="P5">-------------------- <text:tab/>---------- <text:tab/>----------</text:p>
      <text:p text:style-name="P5">Ajay<text:tab/><text:tab/><text:tab/>4 <text:tab/><text:tab/>38</text:p>
      <text:p text:style-name="P5">Aravind <text:tab/><text:tab/>8 <text:tab/><text:tab/>39</text:p>
      <text:p text:style-name="P5">Joel<text:tab/><text:tab/><text:tab/>32 <text:tab/><text:tab/>35</text:p>
      <text:p text:style-name="P5"/>
      <text:p text:style-name="P5">SQL&gt; @/home/c126/Documents/Sameem/PLSQL/Pg3.sql <text:s text:c="25"/></text:p>
      <text:p text:style-name="P5">Average marks of students in the class = 37</text:p>
      <text:p text:style-name="P5">Need improvement</text:p>
      <text:p text:style-name="P5">Today's date: 05-jan-2022</text:p>
      <text:p text:style-name="P5">Day of week: WEDNESDAY</text:p>
      <text:p text:style-name="P5"/>
      <text:p text:style-name="P5">PL/SQL procedure successfully completed.</text:p>
      <text:p text:style-name="P5"/>
      <text:p text:style-name="P5">SQL&gt; insert into student1 values('Vidya',58,52);</text:p>
      <text:p text:style-name="P5"/>
      <text:p text:style-name="P5"><text:soft-page-break/>1 row created.</text:p>
      <text:p text:style-name="P5"/>
      <text:p text:style-name="P5">SQL&gt; @/home/c126/Documents/Sameem/PLSQL/Pg3.sql</text:p>
      <text:p text:style-name="P5">Average marks of students in the class = 41</text:p>
      <text:p text:style-name="P5">Today's date: 05-jan-2022</text:p>
      <text:p text:style-name="P5">Day of week: WEDNESDAY</text:p>
      <text:p text:style-name="P5"/>
      <text:p text:style-name="P5">PL/SQL procedure successfully comple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2T14:27:28.181508902</meta:creation-date>
    <dc:date>2022-01-05T13:39:47.662244664</dc:date>
    <meta:editing-duration>PT4M1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6" meta:word-count="162" meta:character-count="1335" meta:non-whitespace-character-count="1162"/>
  </office:meta>
</office:document-meta>
</file>